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6pt" fo:language="de" fo:country="DE" fo:font-weight="bold" officeooo:rsid="0006dbd6" officeooo:paragraph-rsid="0006dbd6" style:font-size-asian="14pt" style:font-weight-asian="bold" style:font-size-complex="16pt" style:font-weight-complex="bold"/>
    </style:style>
    <style:style style:name="P2" style:family="paragraph" style:parent-style-name="Standard">
      <style:text-properties fo:font-size="16pt" fo:language="de" fo:country="DE" fo:font-weight="bold" officeooo:rsid="0006dbd6" officeooo:paragraph-rsid="001e3667" style:font-size-asian="14pt" style:font-weight-asian="bold" style:font-size-complex="16pt" style:font-weight-complex="bold"/>
    </style:style>
    <style:style style:name="P3" style:family="paragraph" style:parent-style-name="Standard">
      <style:text-properties fo:language="de" fo:country="DE" officeooo:rsid="0006a125" officeooo:paragraph-rsid="0006a125"/>
    </style:style>
    <style:style style:name="P4" style:family="paragraph" style:parent-style-name="Standard">
      <style:text-properties fo:language="de" fo:country="DE" officeooo:rsid="0006dbd6" officeooo:paragraph-rsid="0006a125"/>
    </style:style>
    <style:style style:name="P5" style:family="paragraph" style:parent-style-name="Standard">
      <style:text-properties fo:font-size="12pt" fo:language="de" fo:country="DE" fo:font-weight="normal" officeooo:rsid="0006dbd6" officeooo:paragraph-rsid="00100760" style:font-size-asian="10.5pt" style:font-weight-asian="normal" style:font-size-complex="12pt" style:font-weight-complex="normal"/>
    </style:style>
    <style:style style:name="P6" style:family="paragraph" style:parent-style-name="Standard">
      <style:text-properties fo:font-size="12pt" fo:language="de" fo:country="DE" fo:font-weight="normal" officeooo:rsid="00128dad" officeooo:paragraph-rsid="00128dad" style:font-size-asian="10.5pt" style:font-weight-asian="normal" style:font-size-complex="12pt" style:font-weight-complex="normal"/>
    </style:style>
    <style:style style:name="P7" style:family="paragraph" style:parent-style-name="Standard">
      <style:text-properties fo:font-size="12pt" fo:language="de" fo:country="DE" fo:font-weight="normal" officeooo:rsid="001486c2" officeooo:paragraph-rsid="001486c2" style:font-size-asian="10.5pt" style:font-weight-asian="normal" style:font-size-complex="12pt" style:font-weight-complex="normal"/>
    </style:style>
    <style:style style:name="P8" style:family="paragraph" style:parent-style-name="Standard">
      <style:text-properties fo:font-size="12pt" fo:language="de" fo:country="DE" fo:font-weight="normal" officeooo:rsid="00100760" officeooo:paragraph-rsid="00100760" style:font-size-asian="10.5pt" style:font-weight-asian="normal" style:font-size-complex="12pt" style:font-weight-complex="normal"/>
    </style:style>
    <style:style style:name="P9" style:family="paragraph" style:parent-style-name="Standard">
      <style:text-properties fo:font-size="12pt" fo:language="de" fo:country="DE" fo:font-weight="normal" officeooo:rsid="0020225d" officeooo:paragraph-rsid="0020225d" style:font-size-asian="10.5pt" style:font-weight-asian="normal" style:font-size-complex="12pt" style:font-weight-complex="normal"/>
    </style:style>
    <style:style style:name="P10" style:family="paragraph" style:parent-style-name="Standard">
      <style:text-properties fo:font-size="12pt" fo:language="de" fo:country="DE" fo:font-weight="normal" officeooo:rsid="0020225d" officeooo:paragraph-rsid="002173fc" style:font-size-asian="10.5pt" style:font-weight-asian="normal" style:font-size-complex="12pt" style:font-weight-complex="normal"/>
    </style:style>
    <style:style style:name="P11" style:family="paragraph" style:parent-style-name="Standard">
      <style:text-properties fo:font-size="12pt" fo:language="de" fo:country="DE" fo:font-weight="normal" officeooo:rsid="002173fc" officeooo:paragraph-rsid="002173fc" style:font-size-asian="10.5pt" style:font-weight-asian="normal" style:font-size-complex="12pt" style:font-weight-complex="normal"/>
    </style:style>
    <style:style style:name="P12" style:family="paragraph" style:parent-style-name="Standard">
      <style:text-properties fo:font-size="12pt" fo:language="de" fo:country="DE" fo:font-weight="normal" officeooo:rsid="001e3667" officeooo:paragraph-rsid="001e3667" style:font-size-asian="10.5pt" style:font-weight-asian="normal" style:font-size-complex="12pt" style:font-weight-complex="normal"/>
    </style:style>
    <style:style style:name="T1" style:family="text">
      <style:text-properties officeooo:rsid="0007d5b3"/>
    </style:style>
    <style:style style:name="T2" style:family="text">
      <style:text-properties officeooo:rsid="0014e95c"/>
    </style:style>
    <style:style style:name="T3" style:family="text">
      <style:text-properties officeooo:rsid="002173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zyme haben Taschen oder Spalten in denen die Substratmoleküle wie ein Schlüssel in ein Schloss passen. Darin befindet sich das aktive Zentrum, in dem die Reaktion stattfindet. Enzyme sind Biokatalysatoren, die bestimmte Reaktionen ablaufen lassen. Ein Enzymmolekül setzt pro Minute 10³ bis 10⁴ Moleküle um = Wechselzahl. Die größte bekannte Wechselzahl ist 5*10⁶.</text:p>
      <text:p text:style-name="P4"/>
      <text:p text:style-name="P4"/>
      <text:p text:style-name="P1">Vitamine, Hormone, Mineralstoffe</text:p>
      <text:p text:style-name="P1"/>
      <text:p text:style-name="P5">Vitamine können vom Körper nicht synthetisiert werden und müssen dem Körper zugrfügt werden. <text:span text:style-name="T1">Menge: 10mg pro Tag. Die chemische Struktur ist meist zyklisch (ringförmig) und komplex. Sie bestehen aus Aminosäuren. Vitaminmangel kann zu Krankheiten führen (Skorbut Vitamin C, Rachitis Vitamin D). In Obst und Gemüse.</text:span></text:p>
      <text:p text:style-name="P5"/>
      <text:p text:style-name="P8">Hormone</text:p>
      <text:p text:style-name="P8">sind Regulationsstoffe und werden vom Organismus selbst hergestellt. Über das Blut gelange sie ind die Organe, in denen sie wirken. Es handelt sich um Aminosäuren (Insulin).</text:p>
      <text:p text:style-name="P5"/>
      <text:p text:style-name="P6">Mineralstoffe</text:p>
      <text:p text:style-name="P7">sind wichtig für zahlreiche Zellfunktionen. Kalium, Natrium für die Nervenerregung. Kalzium für Muskelkontraktion <text:span text:style-name="T2">und Knochenbildung. Mineralstoffe müssen durch die Nahrung aufgenommen werden. Es gilt das Minimumgesetz. Das Wachstum wird durch die Nährstoffe bestimmt, die im Boden in den kleinsten Konzentrationen vorliegen.</text:span></text:p>
      <text:p text:style-name="P7"/>
      <text:p text:style-name="P2">Lebensmittelzustandsstoffe</text:p>
      <text:p text:style-name="P12"/>
      <text:p text:style-name="P11">1) Einteilung Farbmittel</text:p>
      <text:p text:style-name="P10">Farbstoffe immer löslich, ziehen in den Stoff ein, <text:span text:style-name="T3">reagieren Mufasa</text:span>.</text:p>
      <text:p text:style-name="P10"/>
      <text:p text:style-name="P10"><text:s/>Pigemente nicht löslich, überdecken den Stoff, <text:span text:style-name="T3">lichtbestänfig</text:span>. <text:span text:style-name="T3">Keine Chemische Reaktion mit dem zu färbenden Material.</text:span></text:p>
      <text:p text:style-name="P10">Anorganische: Farben der Ewigkeit. Hitzebestänidgkeit, trüber Farbton.</text:p>
      <text:p text:style-name="P9">Organische: Kohlemstoff in Verbindung. Wasserlöslich: in ihrem Anwendungsmittel löslich</text:p>
      <text:p text:style-name="P11">Organische Pigmente: teuer</text:p>
      <text:p text:style-name="P11"/>
      <text:p text:style-name="P11">2) Einteilung über d. Chemie</text:p>
      <text:p text:style-name="P11">F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3:42:15.872932547</meta:creation-date>
    <dc:date>2019-01-14T14:33:12.330294515</dc:date>
    <meta:editing-duration>PT1H40S</meta:editing-duration>
    <meta:editing-cycles>25</meta:editing-cycles>
    <meta:generator>LibreOffice/6.0.7.3.0$Linux_X86_64 LibreOffice_project/00m0$Build-3</meta:generator>
    <meta:document-statistic meta:table-count="0" meta:image-count="0" meta:object-count="0" meta:page-count="1" meta:paragraph-count="16" meta:word-count="228" meta:character-count="1679" meta:non-whitespace-character-count="1470"/>
  </office:meta>
</office:document-meta>
</file>